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5022" officeooo:paragraph-rsid="00035022"/>
    </style:style>
    <style:style style:name="P2" style:family="paragraph" style:parent-style-name="Standard">
      <style:text-properties officeooo:paragraph-rsid="0004c954"/>
    </style:style>
    <style:style style:name="P3" style:family="paragraph" style:parent-style-name="Standard" style:master-page-name="Standard">
      <style:paragraph-properties style:page-number="auto"/>
    </style:style>
    <style:style style:name="T1" style:family="text">
      <style:text-properties style:font-name="Comic Sans MS" fo:font-size="20pt" fo:font-weight="bold" style:font-size-asian="20pt" style:font-weight-asian="bold" style:font-size-complex="20pt"/>
    </style:style>
    <style:style style:name="T2" style:family="text">
      <style:text-properties style:font-name="Comic Sans MS" fo:font-size="20pt" fo:font-weight="bold" officeooo:rsid="0004c954" style:font-size-asian="20pt" style:font-weight-asian="bold" style:font-size-complex="20pt" style:font-weight-complex="bold"/>
    </style:style>
    <style:style style:name="T3" style:family="text">
      <style:text-properties style:font-name="Comic Sans MS" fo:font-size="20pt" style:font-size-asian="20pt" style:font-size-complex="20pt"/>
    </style:style>
    <style:style style:name="T4" style:family="text">
      <style:text-properties style:font-name="Comic Sans MS" fo:font-size="20pt" fo:font-weight="normal" style:font-size-asian="20pt" style:font-weight-asian="normal" style:font-size-complex="20pt" style:font-weight-complex="normal"/>
    </style:style>
    <style:style style:name="T5" style:family="text">
      <style:text-properties style:font-name="Comic Sans MS" fo:font-size="20pt" fo:font-weight="normal" officeooo:rsid="00035022" style:font-size-asian="20pt" style:font-weight-asian="normal" style:font-size-complex="20pt" style:font-weight-complex="normal"/>
    </style:style>
    <style:style style:name="T6" style:family="text">
      <style:text-properties style:font-name="Comic Sans MS" fo:font-size="20pt" fo:font-weight="normal" officeooo:rsid="0004c954" style:font-size-asian="20pt" style:font-weight-asian="normal" style:font-size-complex="20pt" style:font-weight-complex="normal"/>
    </style:style>
    <style:style style:name="T7" style:family="text">
      <style:text-properties style:font-name="Comic Sans MS" fo:font-size="20pt" fo:font-weight="normal" officeooo:rsid="000667ae" style:font-size-asian="20pt" style:font-weight-asian="normal" style:font-size-complex="20pt" style:font-weight-complex="normal"/>
    </style:style>
    <style:style style:name="T8" style:family="text">
      <style:text-properties style:font-name="Comic Sans MS" fo:font-size="20pt" fo:font-weight="normal" officeooo:rsid="0008667d" style:font-size-asian="20pt" style:font-weight-asian="normal" style:font-size-complex="20pt" style:font-weight-complex="normal"/>
    </style:style>
    <style:style style:name="T9" style:family="text">
      <style:text-properties fo:font-size="18pt"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rcher Waites <text:s/>- <text:s/></text:span><text:bookmark text:name="_GoBack"/><text:span text:style-name="T1">Story <text:s/>- <text:s/>Fantasy Genre</text:span></text:p>
      <text:p text:style-name="Standard"><text:span text:style-name="T1">Task</text:span><text:span text:style-name="T3"> : </text:span><text:s/><text:span text:style-name="T9">‘The pupil should write their own short story (a page or two) using the starter sentence provided. The pupil should choose one of the genres we have looked at in the lesson and stick to it though the piece of writing.’</text:span></text:p>
      <text:p text:style-name="P2"><text:span text:style-name="T1">She sat in the kitchen </text:span><text:span text:style-name="T5">making a sandwich consisting of bread,cheese,butter &amp; tomatoes. Sandwich girl whas super fond of sandwiches and loved making them. She also </text:span><text:span text:style-name="T6">wore a giant sandwich wich only she could eat. Sandwich girl could also control sandwich</text:span><text:span text:style-name="T7">es</text:span><text:span text:style-name="T6"> and make them bigger or smaller. Her favorite sandwich type was the BLT but she also made bagets and grilled cheese. She made her sandwiches in her kitchen wich was full of <text:s/></text:span><text:span text:style-name="T7">wonderful </text:span><text:span text:style-name="T6">apple sauce and marble tables, at the far back of the kitchen there was </text:span><text:span text:style-name="T2">THE LEGENDARY SPATULA </text:span><text:span text:style-name="T6">and of course a </text:span><text:span text:style-name="T2">DAB </text:span><text:span text:style-name="T6">machine. And she was looking forward to eating the sandwich she just made.</text:span></text:p>
      <text:p text:style-name="P2"><text:span text:style-name="T6"/></text:p>
      <text:p text:style-name="P2"><text:span text:style-name="T5"><text:s/></text:span><text:span text:style-name="T7">Suddenly </text:span><text:span text:style-name="T5">an angry parsnip </text:span><text:span text:style-name="T8">cat</text:span><text:span text:style-name="T5"> </text:span><text:span text:style-name="T7">crashed</text:span><text:span text:style-name="T5"> into </text:span><text:span text:style-name="T7">the kitchen</text:span><text:span text:style-name="T5"> and stole her </text:span><text:span text:style-name="T7">brilliant </text:span><text:span text:style-name="T5">sandwich</text:span><text:span text:style-name="T8">(a parsnip cat has a parsnip as its body and everything else cat)</text:span><text:span text:style-name="T5">.</text:span><text:span text:style-name="T7"> She tried to stop the parsnip but he was to fast and got away on his catapoat. Right before he was a of sight sandwich girl threw a stale baget with a tracking device on it and just barely skimmed his shoulder.</text:span><text:span text:style-name="T5"> </text:span></text:p>
      <text:p text:style-name="Standard"><text:soft-page-break/><text:span text:style-name="T1"/></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meta:editing-cycles>
    <meta:creation-date>2020-05-21T20:01:00</meta:creation-date>
    <dc:date>2020-05-22T13:34:00.649179162</dc:date>
    <meta:editing-duration>PT6M44S</meta:editing-duration>
    <meta:generator>LibreOffice/6.0.7.3$Linux_X86_64 LibreOffice_project/00m0$Build-3</meta:generator>
    <meta:document-statistic meta:table-count="0" meta:image-count="0" meta:object-count="0" meta:page-count="2" meta:paragraph-count="4" meta:word-count="227" meta:character-count="1259" meta:non-whitespace-character-count="10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